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c8969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rsid="000c8969" officeooo:paragraph-rsid="000c8969"/>
    </style:style>
    <style:style style:name="P10" style:family="paragraph" style:parent-style-name="Text_20_body" style:list-style-name="L7">
      <style:text-properties officeooo:paragraph-rsid="000c8969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c8969" style:font-size-asian="9pt" style:font-size-complex="9pt"/>
    </style:style>
    <style:style style:name="T3" style:family="text">
      <style:text-properties officeooo:rsid="000c8969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 loext:padding="0cm" loext:border="none"/>
    </style:style>
    <style:style style:name="T5" style:family="text">
      <style:text-properties fo:font-family="'var font-display'" fo:font-size="11pt" style:text-underline-style="solid" style:text-underline-width="auto" style:text-underline-color="font-color" fo:font-weight="bold" style:font-size-asian="11pt" style:font-size-complex="11pt" loext:padding="0cm" loext:border="none"/>
    </style:style>
    <style:style style:name="T6" style:family="text">
      <style:text-properties officeooo:rsid="000dc1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érminos de Servicio de CatBot</text:h>
      <text:p text:style-name="Text_20_body"><text:span text:style-name="Strong_20_Emphasis"><text:span text:style-name="T1">»» Última actualización:</text:span></text:span><text:span text:style-name="T1"> </text:span><text:span text:style-name="T2">28/08/2025 23:53</text:span></text:p>
      <text:p text:style-name="Text_20_body">Bienvenido/a a <text:span text:style-name="Strong_20_Emphasis">CatBot</text:span>. Estos Términos de Servicio regulan el uso de CatBot en la plataforma Discord. Al invitar, usar o interactuar con CatBot, aceptas cumplir con estos Términos. Si no estás de acuerdo, no deberías utilizar el Bot.</text:p>
      <text:p text:style-name="Horizontal_20_Line"/>
      <text:h text:style-name="P1" text:outline-level="2">1. Definiciones</text:h>
      <text:list text:style-name="L1">
        <text:list-item>
          <text:p text:style-name="P2"><text:span text:style-name="Strong_20_Emphasis">El Bot:</text:span> CatBot, <text:span text:style-name="T3">Bot automatizado de discord del cual se esta hablando en esta TOS</text:span></text:p>
        </text:list-item>
        <text:list-item>
          <text:p text:style-name="P2"><text:span text:style-name="Strong_20_Emphasis">El Usuario:</text:span> Cualquier persona que invite, utilice o interactúe con CatBot.</text:p>
        </text:list-item>
        <text:list-item>
          <text:p text:style-name="P3"><text:span text:style-name="Strong_20_Emphasis">El Propietario: </text:span><text:span text:style-name="Strong_20_Emphasis"><text:span text:style-name="T4">ℳ</text:span></text:span><text:span text:style-name="Strong_20_Emphasis"><text:span text:style-name="T5">ɾ JxSx₰ </text:span></text:span><text:s/>(“Dueño de CatBot”), quien administra, desarrolla y mantiene el Bot.</text:p>
        </text:list-item>
      </text:list>
      <text:p text:style-name="Horizontal_20_Line"/>
      <text:h text:style-name="P1" text:outline-level="2">2. Uso del Bot</text:h>
      <text:list text:style-name="L2">
        <text:list-item>
          <text:p text:style-name="P4">El Bot está diseñado para <text:span text:style-name="T3">usarse con Discord, comandos usados para moderación, gestión de Fortnite, Avisos de directos, etc...</text:span></text:p>
        </text:list-item>
        <text:list-item>
          <text:p text:style-name="P4">Los Usuarios aceptan no utilizar CatBot para actividades que violen las <text:a xlink:type="simple" xlink:href="https://discord.com/guidelines" text:style-name="Internet_20_link" text:visited-style-name="Visited_20_Internet_20_Link">Normas de la Comunidad de Discord</text:a> o los <text:a xlink:type="simple" xlink:href="https://discord.com/terms" text:style-name="Internet_20_link" text:visited-style-name="Visited_20_Internet_20_Link">Términos de Servicio de Discord</text:a>.</text:p>
        </text:list-item>
        <text:list-item>
          <text:p text:style-name="P4">El Propietario puede agregar, modificar o eliminar funciones en cualquier momento sin previo aviso.</text:p>
        </text:list-item>
      </text:list>
      <text:p text:style-name="Horizontal_20_Line"/>
      <text:h text:style-name="P1" text:outline-level="2">3. Responsabilidad</text:h>
      <text:list text:style-name="L3">
        <text:list-item>
          <text:p text:style-name="P5">El Bot se proporciona “tal cual”, sin garantía de funcionamiento ininterrumpido ni libre de <text:span text:style-name="T3">posibles errores</text:span></text:p>
        </text:list-item>
        <text:list-item>
          <text:p text:style-name="P5">El Propietario <text:span text:style-name="Strong_20_Emphasis">no es responsable</text:span> de:</text:p>
          <text:list>
            <text:list-item>
              <text:p text:style-name="P5">Daños directos, indirectos o incidentales derivados del uso del Bot.</text:p>
            </text:list-item>
            <text:list-item>
              <text:p text:style-name="P5">Mal uso del Bot por parte de terceros.</text:p>
            </text:list-item>
            <text:list-item>
              <text:p text:style-name="P5">Contenido generado por usuarios a través del Bot <text:span text:style-name="T3">o falseando que hace el bot.</text:span></text:p>
            </text:list-item>
          </text:list>
        </text:list-item>
        <text:list-item>
          <text:p text:style-name="P5">Los Usuarios son <text:span text:style-name="Strong_20_Emphasis">responsables de sus propias acciones</text:span> al usar CatBot.</text:p>
        </text:list-item>
      </text:list>
      <text:p text:style-name="Horizontal_20_Line"/>
      <text:h text:style-name="P1" text:outline-level="2"><text:soft-page-break/>4. Privacidad y Datos</text:h>
      <text:list text:style-name="L4">
        <text:list-item>
          <text:p text:style-name="P6">CatBot puede almacenar temporalmente ciertos datos técnicos necesarios para su funcionamiento (ejemplo: IDs de usuarios, mensajes para comandos temporales, configuraciones de servidor, <text:span text:style-name="T3">credenciales de fortnite (borrables por el usuario)</text:span>).</text:p>
        </text:list-item>
        <text:list-item>
          <text:p text:style-name="P6">El Bot <text:span text:style-name="Strong_20_Emphasis">no recolecta ni vende información personal </text:span><text:span text:style-name="Strong_20_Emphasis"><text:span text:style-name="T3">fragil.</text:span></text:span></text:p>
        </text:list-item>
        <text:list-item>
          <text:p text:style-name="P6">Si se implementa registro de datos persistente <text:span text:style-name="T3">como credenciales de fortnite se notifica al usuario a través del comando o servidor de soporte.</text:span></text:p>
        </text:list-item>
      </text:list>
      <text:p text:style-name="Horizontal_20_Line"/>
      <text:h text:style-name="P1" text:outline-level="2">5. Disponibilidad</text:h>
      <text:list text:style-name="L5">
        <text:list-item>
          <text:p text:style-name="P7">El Bot puede estar fuera de línea por mantenimiento, errores técnicos o decisiones del Propietario.</text:p>
        </text:list-item>
        <text:list-item>
          <text:p text:style-name="P7">No se garantiza disponibilidad 24/7.</text:p>
        </text:list-item>
      </text:list>
      <text:p text:style-name="Horizontal_20_Line"/>
      <text:h text:style-name="P1" text:outline-level="2">6. Terminación de uso</text:h>
      <text:list text:style-name="L6">
        <text:list-item>
          <text:p text:style-name="P8">El Propietario se reserva el derecho de:</text:p>
          <text:list>
            <text:list-item>
              <text:p text:style-name="P8">Bloquear a usuarios individuales.</text:p>
            </text:list-item>
            <text:list-item>
              <text:p text:style-name="P8">Expulsar a servidores que incumplan estos Términos o la normativa de Discord.</text:p>
            </text:list-item>
            <text:list-item>
              <text:p text:style-name="P8">Descontinuar el Bot en cualquier momento.</text:p>
            </text:list-item>
            <text:list-item>
              <text:p text:style-name="P9">Bloquear el uso del Bot ilegitimo.</text:p>
            </text:list-item>
          </text:list>
        </text:list-item>
      </text:list>
      <text:p text:style-name="Horizontal_20_Line"/>
      <text:h text:style-name="P1" text:outline-level="2">7. Contacto</text:h>
      <text:p text:style-name="Text_20_body">Si tienes preguntas, quejas o necesitas soporte:</text:p>
      <text:list text:style-name="L7">
        <text:list-item>
          <text:p text:style-name="P10"><text:span text:style-name="Strong_20_Emphasis">Dueño de CatBot:</text:span> <text:span text:style-name="Strong_20_Emphasis"><text:span text:style-name="T4">ℳ</text:span></text:span><text:span text:style-name="Strong_20_Emphasis"><text:span text:style-name="T5">ɾ JxSx₰ </text:span></text:span></text:p>
        </text:list-item>
        <text:list-item>
          <text:p text:style-name="P11"><text:span text:style-name="Strong_20_Emphasis">Discord:</text:span> <text:span text:style-name="T3">stw_jxsx138</text:span></text:p>
        </text:list-item>
        <text:list-item>
          <text:p text:style-name="P11"><text:span text:style-name="Strong_20_Emphasis">Correo electrónico: </text:span><text:span text:style-name="T6">CatBotComunication@gmail.com</text:span></text:p>
        </text:list-item>
        <text:list-item>
          <text:p text:style-name="P11"><text:span text:style-name="Strong_20_Emphasis">Servidor de soporte:</text:span> https://discord.gg/tR7XTnRnrD</text:p>
        </text:list-item>
      </text:list>
      <text:p text:style-name="Horizontal_20_Line"/>
      <text:h text:style-name="P1" text:outline-level="2">8. Modificaciones</text:h>
      <text:list text:style-name="L8">
        <text:list-item>
          <text:p text:style-name="P12">Estos Términos pueden actualizarse en cualquier momento.</text:p>
        </text:list-item>
        <text:list-item>
          <text:p text:style-name="P12">Los cambios entran en vigor desde su publicación.</text:p>
        </text:list-item>
        <text:list-item>
          <text:p text:style-name="P12"><text:soft-page-break/>El uso continuado de CatBot después de una modificación implica aceptación de los nuevos Términos.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8T23:53:23.116874800</meta:creation-date>
    <dc:date>2025-08-29T00:06:25.594215200</dc:date>
    <meta:editing-duration>PT2M49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41" meta:word-count="428" meta:character-count="2673" meta:non-whitespace-character-count="2313"/>
  </office:meta>
</office:document-meta>
</file>